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rpo_20_do_20_texto_3a__20_texto_20__28_geral_29_">
      <style:text-properties officeooo:rsid="00069c0d" officeooo:paragraph-rsid="00069c0d"/>
    </style:style>
    <style:style style:name="P2" style:family="paragraph" style:parent-style-name="Footnote">
      <style:text-properties fo:font-size="8pt" style:font-size-asian="8pt" style:font-size-complex="8pt"/>
    </style:style>
    <style:style style:name="P3" style:family="paragraph" style:parent-style-name="Footnote">
      <style:text-properties fo:font-size="8pt" officeooo:rsid="000c8acf" officeooo:paragraph-rsid="000c8acf" style:font-size-asian="8pt" style:font-size-complex="8pt"/>
    </style:style>
    <style:style style:name="P4" style:family="paragraph" style:parent-style-name="Corpo_20_do_20_texto_3a__20_título_20__28_geral_29_" style:list-style-name="" style:master-page-name="TCC_20_Univás_3a__20_elementos_20_textuais_20__28_sem_20_núm._20_pág._29_">
      <style:paragraph-properties style:page-number="auto"/>
      <style:text-properties officeooo:rsid="00069c0d" officeooo:paragraph-rsid="00069c0d"/>
    </style:style>
    <style:style style:name="P5" style:family="paragraph" style:parent-style-name="Corpo_20_do_20_texto_3a__20_texto_20__28_geral_29_">
      <style:text-properties officeooo:paragraph-rsid="00069c0d"/>
    </style:style>
    <style:style style:name="P6" style:family="paragraph" style:parent-style-name="Corpo_20_do_20_texto_3a__20_texto_20__28_geral_29_">
      <style:text-properties officeooo:rsid="000e572a" officeooo:paragraph-rsid="000e572a"/>
    </style:style>
    <style:style style:name="P7" style:family="paragraph" style:parent-style-name="Corpo_20_do_20_texto_3a__20_texto_20__28_geral_29_">
      <style:text-properties officeooo:rsid="00069c0d" officeooo:paragraph-rsid="00069c0d"/>
    </style:style>
    <style:style style:name="P8" style:family="paragraph" style:parent-style-name="Corpo_20_do_20_texto_3a__20_texto_20__28_geral_29_">
      <style:text-properties officeooo:rsid="00166ab6" officeooo:paragraph-rsid="00166ab6"/>
    </style:style>
    <style:style style:name="P9" style:family="paragraph" style:parent-style-name="Corpo_20_do_20_texto_3a__20_texto_20__28_geral_29_">
      <style:text-properties officeooo:rsid="001843a7" officeooo:paragraph-rsid="001843a7"/>
    </style:style>
    <style:style style:name="P10" style:family="paragraph" style:parent-style-name="Corpo_20_do_20_texto_3a__20_texto_20__28_geral_29_">
      <style:text-properties officeooo:paragraph-rsid="001c0978"/>
    </style:style>
    <style:style style:name="P11" style:family="paragraph" style:parent-style-name="Corpo_20_do_20_texto_3a__20_texto_20__28_geral_29_">
      <style:text-properties officeooo:rsid="001d2ded" officeooo:paragraph-rsid="001d2ded"/>
    </style:style>
    <style:style style:name="P12" style:family="paragraph" style:parent-style-name="Corpo_20_do_20_texto_3a__20_texto_20__28_geral_29_">
      <style:text-properties officeooo:rsid="00217c3c" officeooo:paragraph-rsid="00217c3c"/>
    </style:style>
    <style:style style:name="P1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00e572a" officeooo:paragraph-rsid="000e572a"/>
    </style:style>
    <style:style style:name="P14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0121906" officeooo:paragraph-rsid="00121906"/>
    </style:style>
    <style:style style:name="T1" style:family="text">
      <style:text-properties officeooo:rsid="0006dce7"/>
    </style:style>
    <style:style style:name="T2" style:family="text">
      <style:text-properties officeooo:rsid="000775e2"/>
    </style:style>
    <style:style style:name="T3" style:family="text">
      <style:text-properties officeooo:rsid="000964f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fdb0" style:font-style-asian="italic" style:font-style-complex="italic"/>
    </style:style>
    <style:style style:name="T6" style:family="text">
      <style:text-properties fo:font-style="italic" officeooo:rsid="00217c3c" style:font-style-asian="italic" style:font-style-complex="italic"/>
    </style:style>
    <style:style style:name="T7" style:family="text">
      <style:text-properties fo:font-style="italic" officeooo:rsid="00226c7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efdb0" style:font-style-asian="normal" style:font-style-complex="normal"/>
    </style:style>
    <style:style style:name="T10" style:family="text">
      <style:text-properties fo:font-style="normal" officeooo:rsid="001fdfd8" style:font-style-asian="normal" style:font-style-complex="normal"/>
    </style:style>
    <style:style style:name="T11" style:family="text">
      <style:text-properties fo:font-style="normal" officeooo:rsid="00217c3c" style:font-style-asian="normal" style:font-style-complex="normal"/>
    </style:style>
    <style:style style:name="T12" style:family="text">
      <style:text-properties fo:font-style="normal" officeooo:rsid="00226c7c" style:font-style-asian="normal" style:font-style-complex="normal"/>
    </style:style>
    <style:style style:name="T13" style:family="text">
      <style:text-properties fo:font-style="normal" officeooo:rsid="00237c69" style:font-style-asian="normal" style:font-style-complex="normal"/>
    </style:style>
    <style:style style:name="T14" style:family="text">
      <style:text-properties fo:font-style="normal" officeooo:rsid="0025614c" style:font-style-asian="normal" style:font-style-complex="normal"/>
    </style:style>
    <style:style style:name="T15" style:family="text">
      <style:text-properties officeooo:rsid="00069c0d"/>
    </style:style>
    <style:style style:name="T16" style:family="text">
      <style:text-properties officeooo:rsid="00103b62"/>
    </style:style>
    <style:style style:name="T17" style:family="text">
      <style:text-properties officeooo:rsid="00121906"/>
    </style:style>
    <style:style style:name="T18" style:family="text">
      <style:text-properties officeooo:rsid="001843a7"/>
    </style:style>
    <style:style style:name="T19" style:family="text">
      <style:text-properties officeooo:rsid="001c09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/>1 <text:s/>Quadro metodológico</text:h>
      <text:p text:style-name="P1"/>
      <text:p text:style-name="P1"/>
      <text:p text:style-name="P1">Neste capítulo serão abordados e descritos os caminhos definidos e utilizados para conduzir <text:span text:style-name="T3">a pesquisa</text:span> até seu fim. Serão apresentados o tipo de pesquisa, seu contexto, bem como os instrumentos <text:span text:style-name="T3">e</text:span> os procedimentos <text:s/>para o desenvolvimento dest<text:span text:style-name="T3">a pesquisa.</text:span></text:p>
      <text:p text:style-name="P1"/>
      <text:p text:style-name="P1"/>
      <text:p text:style-name="P1"><text:s/>1.1 <text:s/>Tipo de pesquisa</text:p>
      <text:p text:style-name="P1"/>
      <text:p text:style-name="P1"/>
      <text:p text:style-name="P1">Pesquisa é um processo desenvolvido com o objetivo de se obter respostas para indagações propostas, através de conhecimentos existentes e a utilização de métodos, técnicas e procedimentos científicos. Uma pesquisa se faz necessária quando não existem repostas suficientes que satisfaçam a resolução de problemas (GIL, 2002).</text:p>
      <text:p text:style-name="Corpo_20_do_20_texto_3a__20_texto_20__28_geral_29_"><text:span text:style-name="T15">Para atingir os objetivos desta pesquisa, desenvolveu-se uma pesquisa de abordagem aplicada, a qual é utilizada quando se desenvolve um produto real, com uma finalidade prática, que pode ser aplicada em determinado contexto. Conforme aponta Appolinário (2004), pesquisas aplicadas têm o objetivo de resolver problemas ou necessidades concretas e imediatas.</text:span></text:p>
      <text:p text:style-name="P1">Aplicando esses conceitos e utilizando a pesquisa de forma aplicada por agregar maiores vantagens e demonstrar melhor os resultados obtidos, desenvolveu-se um software modularizado utilizando a tecnologia OSGi, com o objetivo de apresentar o paradigma da modularização e sua arquitetura, demonstrando suas características no desenvolvimento de softwares.</text:p>
      <text:p text:style-name="P1"/>
      <text:p text:style-name="P1"/>
      <text:p text:style-name="P1"><text:s/>1.2 <text:s/>Contexto de pesquisa</text:p>
      <text:p text:style-name="P1"/>
      <text:p text:style-name="P1"/>
      <text:p text:style-name="P5"><text:span text:style-name="T15">Cada vez mais os softwares são utilizados em empresas, indústrias, computadores pessoais, web e dispositivos móveis, os quais são desenvolvidos por meio de práticas e </text:span><text:soft-page-break/><text:span text:style-name="T15">tecnologias existentes que auxiliam na sua criação, porém a não utilização de tais ferramentas tornam o seu desenvolvimento e manutenção um processo desgastante e trabalhoso.</text:span></text:p>
      <text:p text:style-name="P10"><text:span text:style-name="T19">Sempre que há a necessidade de se desenvolver, adicionar ou melhorar novas funcionalidades do software, é necessário que elas esperem para ser instaladas na próxima versão do sistema, para que haja apenas uma interrupção do software, além da necessidade de, no momento da atualização, o sistema todo ter de ser paralisado para a atualização do mesmo.</text:span></text:p>
      <text:p text:style-name="P11">Empresas que desenvolvem e prestam manutenção de <text:span text:style-name="T4">softwares </text:span><text:span text:style-name="T9">vivenciam a necessidade de, no momento de enxugar o produto final para o usuário, ter de desenvolver uma versão </text:span><text:span text:style-name="T5">light</text:span><text:span text:style-name="T9"> do </text:span><text:span text:style-name="T14">mesmo</text:span><text:span text:style-name="T9">, isso para derrubar as barreiras de entradas do </text:span><text:span text:style-name="T10">novo</text:span><text:span text:style-name="T9"> </text:span><text:span text:style-name="T5">software</text:span><text:span text:style-name="T9">, </text:span><text:span text:style-name="T11">barreiras essas </text:span><text:span text:style-name="T9">como alta complexidade e preço de suporte. Além de pr</text:span><text:span text:style-name="T11">ec</text:span><text:span text:style-name="T9">isar </text:span><text:span text:style-name="T11">desenvolver o </text:span><text:span text:style-name="T6">software </text:span><text:span text:style-name="T11"><text:s/>novamente quando deseja atender um novo segmento do mercado, pois não tem como reaproveitar as funcionalidades de </text:span><text:span text:style-name="T6">softwares</text:span><text:span text:style-name="T11"> desenv</text:span><text:span text:style-name="T14">o</text:span><text:span text:style-name="T11">lvidos anteriormente.</text:span></text:p>
      <text:p text:style-name="P12"><text:span text:style-name="T11">D</text:span><text:span text:style-name="T8">iante disso, utilizar um</text:span><text:span text:style-name="T13">a</text:span><text:span text:style-name="T8"> arquitetura modular, em que o reaproveitamento de funcionalidades é muito utilizado e empregar </text:span><text:span text:style-name="T12">a especificação OSGi para não paralisar o </text:span><text:span text:style-name="T7">software</text:span><text:span text:style-name="T12"> no momento da atualização </text:span><text:span text:style-name="T13">se mostra uma maneira muito interessante de contornar esses problemas.</text:span></text:p>
      <text:p text:style-name="P9"/>
      <text:p text:style-name="P1"/>
      <text:p text:style-name="P1"/>
      <text:p text:style-name="P1"><text:s/>1.3 <text:s/>Instrumentos</text:p>
      <text:p text:style-name="P1"/>
      <text:p text:style-name="P1"/>
      <text:p text:style-name="P1">Durante o desenvolvimento deste projeto foi necessári<text:span text:style-name="T16">a</text:span> a realização de reuniões entre os participantes, para a obtenção e organização das informações, divisão das tarefas e desenvolvimento do software, pois segundo Kioskea (2014), as reuniões são um meio para partilhar, num grupo de pessoas, um mesmo nível de conhecimento sobre um assunto ou um problema e para tomar decisões coletivamente. Além disso, decisões tomadas coletivamente, com representantes das diferentes entidades interessadas, serão facilmente aceitas por todos.</text:p>
      <text:p text:style-name="Corpo_20_do_20_texto_3a__20_texto_20__28_geral_29_">De acordo com Gil (200<text:span text:style-name="T17">2</text:span>) uma entrevista pode ser definida como uma técnica em que o pesquisador se apresenta frente ao investigado e lhe formula perguntas, com o objetivo de obtenção dos dados que interessam à pesquisa. A entrevista é, portanto, uma forma de diálogo assimétrica, em que uma das partes busca coletar dados e a outra se apresenta como fonte de <text:soft-page-break/>informação.</text:p>
      <text:p text:style-name="P6">Na maioria dos casos as pesquisas utilizam levantamentos bibliográficos e entrevistas com pessoas que tiveram experiências práticas com o problema pesquisado, com o propósito de esclarecer e contruir hipóteses sobre o problema confrontado. (COOK, SELLTIZ e WRIGHTSMAN, 1987).</text:p>
      <text:p text:style-name="P1">As reuniões entre os participantes possuem o objetivo de planejar a execução do projeto, tomar decisões quanto ao desenvolvimento do software, bem como as tecnologias e metodologias que foram utilizadas.</text:p>
      <text:p text:style-name="P1">Para obtermos mais conhecimentos acerca do tema, <text:span text:style-name="T1">foi realizada</text:span> uma entrevista com Filipe Portes, <text:span text:style-name="T1">já que este</text:span> apresenta grande conhecimento teórico e prático sobre modularização de softwares utilizando OSGi. Filipe Portes é graduado em Ciências da Computação pela Universidade Paulista, com mais de oito anos de experiência em Desenvolvimento e Arquitetura de Sistemas Java para web. Ministrou palestras sobre OSGi no TDC<text:note text:id="ftn1" text:note-class="footnote"><text:note-citation>1</text:note-citation><text:note-body><text:p text:style-name="P3">TDC – Abraviação para <text:span text:style-name="T4">The Developers Conference</text:span></text:p></text:note-body></text:note> em 2012 e 2014, apresentando uma visão ampla da tecnologia, explicando conceitos do desenvolvimento modular, <text:span text:style-name="T1">suas </text:span>características e seu funcionamento, além de demonstrar exemplos práticos.</text:p>
      <text:p text:style-name="P1">A entrevista realizou-se em 1 de agosto de 2015, utilizando o <text:span text:style-name="T4">software</text:span> Skype<text:note text:id="ftn2" text:note-class="footnote"><text:note-citation>2</text:note-citation><text:note-body><text:p text:style-name="P2">Skype – software gratuito que permite fazer chamadas de voz e vídeo, chat de mensagens e o compartilhamento de arquivos.</text:p></text:note-body></text:note>. Através <text:span text:style-name="T1">deste instrumento</text:span> foram sanadas dúvidas sobre a tecnologia OSGi e conceitos da arquitetura modular. A entrevista realizada foi de grande importância, pois pôde-se compreender melhor o funcionamento da tecnologia e sua arquitetura. <text:span text:style-name="T1">Ainda h</text:span>ouve o compartilhamento de experiências, projetos e padrões de desenvolvimento, que foram utilizados para obtenção de mais conhecimentos práticos acerca do tema do projeto. Com isso, percebeu-se falhas na arquitetura do software que havia sido criado, podendo então realizar as correções necessárias.</text:p>
      <text:p text:style-name="P1"/>
      <text:p text:style-name="P13">COOK, Stuart; SELLTIZ, Claire; WRIGHTSMAN, Lawrence Samuel. Métodos de pesquisa nas relações sociais. São Paulo: EPU, 1987.</text:p>
      <text:p text:style-name="P14">GIL, Antônio Carlos. Como elaborar projetos de pesquisa. São Paulo: Atlas, 200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CC_20_Univás" style:display-name="TCC Univás" style:family="paragraph" style:parent-style-name="Standard" style:class="text">
      <style:text-properties style:font-name="Times New Roman1" fo:font-family="'Times New Roman'" style:font-style-name="Normal" style:font-family-generic="roman" style:font-pitch="variable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/>
    <style:master-page style:name="TCC_20_Univás_3a__20_elementos_20_textuais_20__28_sem_20_núm._20_pág._29_" style:display-name="TCC Univás: elementos textuais (sem núm. pág.)" style:page-layout-name="Mpm2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textuais_20__28_com_20_núm._20_pág._29_" style:display-name="TCC Univás: elementos textuais (com núm. pág.)" style:page-layout-name="Mpm3">
      <style:footer>
        <text:p text:style-name="Rodapé_3a__20_númeração_20_de_20_páginas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33S</meta:editing-duration>
    <meta:editing-cycles>12</meta:editing-cycles>
    <meta:generator>LibreOffice/4.3.7.2$Windows_x86 LibreOffice_project/8a35821d8636a03b8bf4e15b48f59794652c68ba</meta:generator>
    <dc:date>2015-08-29T21:29:44.348000000</dc:date>
    <meta:document-statistic meta:table-count="0" meta:image-count="0" meta:object-count="0" meta:page-count="3" meta:paragraph-count="23" meta:word-count="851" meta:character-count="5820" meta:non-whitespace-character-count="4980"/>
    <meta:user-defined meta:name="Info 1"/>
    <meta:user-defined meta:name="Info 2"/>
    <meta:user-defined meta:name="Info 3"/>
    <meta:user-defined meta:name="Info 4"/>
  </office:meta>
</office:document-meta>
</file>